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5000000045F238E032.png" manifest:media-type="image/png"/>
  <manifest:file-entry manifest:full-path="Pictures/10000201000000FD000000222CFA7638.png" manifest:media-type="image/png"/>
  <manifest:file-entry manifest:full-path="Pictures/10000201000000940000004556F10250.png" manifest:media-type="image/png"/>
  <manifest:file-entry manifest:full-path="Pictures/1000020100000093000000456FA54D4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ff" draw:marker-start-width="0.35cm" draw:marker-end-width="0.3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3333ff" draw:marker-start-width="0.35cm" draw:marker-end-width="0.3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cm" svg:stroke-color="#3333ff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ff3333" draw:marker-start="Arrow" draw:marker-start-width="0.6cm" draw:marker-end="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1cm" svg:stroke-color="#3333ff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cm" svg:stroke-color="#3333ff" draw:marker-start-width="0.35cm" draw:marker-end-width="0.35cm" draw:fill="solid" draw:fill-color="#e6e6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line-height="150%" fo:text-align="star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6.9cm" svg:height="2.1cm" svg:x="1.9cm" svg:y="13.4cm">
          <text:p text:style-name="P1"/>
          <text:p text:style-name="P1">とみなせば，大きさが等しく，向きが逆という関係が見える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cm" svg:height="1.3cm" svg:x="1.9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cm" svg:height="0.2cm" svg:x="3.4cm" svg:y="9.4cm">
          <text:p/>
          <draw:enhanced-geometry svg:viewBox="0 0 21600 21600" draw:extrusion="true" draw:type="rectangle" draw:enhanced-path="M 0 0 L 21600 0 21600 21600 0 21600 0 0 Z N"/>
        </draw:custom-shape>
        <draw:custom-shape draw:style-name="gr3" draw:text-style-name="P3" draw:layer="layout" svg:width="0.3cm" svg:height="0.585cm" draw:transform="skewX (0.222005880853679) rotate (0.194255145746969) translate (8.177cm 5.03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123cm" svg:height="0.369cm" draw:transform="skewX (0.201236462754946) rotate (0.444709893408155) translate (7.297cm 5.8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4cm" svg:height="0.4cm" draw:transform="rotate (-0.038397243543874) translate (6.746cm 5.63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6cm" svg:height="0.2cm" draw:transform="rotate (-0.575958653158129) translate (5.186cm 8.72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1.1cm" draw:transform="rotate (-0.70493848488051) translate (5.772cm 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1.4cm" draw:transform="rotate (-0.442964564156161) translate (6.2cm 6.9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cm" svg:height="0.7cm" svg:x="6.5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6cm" svg:height="2.1cm" draw:transform="rotate (-0.217293491873294) translate (6.514cm 5.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4cm" svg:height="0.4cm" draw:transform="rotate (-0.413992098573054) translate (6.708cm 5.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123cm" svg:height="0.369cm" draw:transform="skewX (0.201236462754946) rotate (0.200712863979348) translate (7.2cm 5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585cm" draw:transform="skewX (0.222005880853679) translate (8.2cm 5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1.4cm" draw:transform="rotate (0.245393292830403) translate (6.3cm 7.0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1.1cm" draw:transform="rotate (-0.600218729760851) translate (6.721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2cm" draw:transform="rotate (-0.140324471860345) translate (6.21cm 8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6cm" svg:x="8.3cm" svg:y="3.4cm">
          <text:p/>
          <draw:enhanced-geometry svg:viewBox="0 0 21600 21600" draw:extrusion="true" draw:type="rectangle" draw:enhanced-path="M 0 0 L 21600 0 21600 21600 0 21600 0 0 Z N"/>
        </draw:custom-shape>
        <draw:line draw:style-name="gr4" draw:text-style-name="P3" draw:layer="layout" svg:x1="8.4cm" svg:y1="5.6cm" svg:x2="11.8cm" svg:y2="5.6cm">
          <text:p/>
        </draw:line>
        <draw:line draw:style-name="gr5" draw:text-style-name="P3" draw:layer="layout" svg:x1="5cm" svg:y1="5.6cm" svg:x2="8.4cm" svg:y2="5.6cm">
          <text:p/>
        </draw:line>
        <draw:custom-shape draw:style-name="gr6" draw:text-style-name="P3" draw:layer="layout" svg:width="1.1cm" svg:height="0.8cm" svg:x="8.9cm" svg:y="2.2cm">
          <text:p text:style-name="P3">壁</text:p>
          <draw:enhanced-geometry svg:viewBox="0 0 21600 21600" draw:text-areas="800 800 20800 20800" draw:type="round-rectangular-callout" draw:modifiers="1353.67847411444 39856.1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1cm" svg:height="1.6cm" svg:x="9.8cm" svg:y="3.1cm">
          <text:p text:style-name="P3">作用：</text:p>
          <text:p text:style-name="P3">人が壁を押す力</text:p>
          <draw:enhanced-geometry svg:viewBox="0 0 21600 21600" draw:text-areas="800 800 20800 20800" draw:type="round-rectangular-callout" draw:modifiers="2417.87884728485 33135.29044347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7cm" svg:height="1.6cm" svg:x="1cm" svg:y="2.8cm">
          <text:p text:style-name="P3">反作用：</text:p>
          <text:p text:style-name="P3">壁が人に押し返す力</text:p>
          <draw:enhanced-geometry svg:viewBox="0 0 21600 21600" draw:text-areas="800 800 20800 20800" draw:type="round-rectangular-callout" draw:modifiers="17326.2234695667 34686.82073703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1.1cm" svg:height="0.8cm" svg:x="4.8cm" svg:y="6.2cm">
          <text:p text:style-name="P3">人</text:p>
          <draw:enhanced-geometry svg:viewBox="0 0 21600 21600" draw:text-areas="800 800 20800 20800" draw:type="round-rectangular-callout" draw:modifiers="29368.9373297003 6175.2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3" draw:layer="layout" svg:width="1.278cm" svg:height="0.6cm" svg:x="3.6cm" svg:y="5.3cm">
          <draw:image xlink:href="Pictures/1000020100000093000000456FA54D4D.png" xlink:type="simple" xlink:show="embed" xlink:actuate="onLoad">
            <text:p/>
          </draw:image>
        </draw:frame>
        <draw:frame draw:style-name="gr8" draw:text-style-name="P3" draw:layer="layout" svg:width="1.3cm" svg:height="0.606cm" svg:x="11.8cm" svg:y="5.3cm">
          <draw:image xlink:href="Pictures/10000201000000940000004556F10250.png" xlink:type="simple" xlink:show="embed" xlink:actuate="onLoad">
            <text:p/>
          </draw:image>
        </draw:frame>
        <draw:custom-shape draw:style-name="gr1" draw:text-style-name="P3" draw:layer="layout" svg:width="5.8cm" svg:height="0.7cm" svg:x="2.1cm" svg:y="9.8cm">
          <text:p text:style-name="P3">作用反作用の法則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7.084cm" svg:height="0.825cm" svg:x="2.104cm" svg:y="10.7cm">
          <draw:image xlink:href="Pictures/100002010000025000000045F238E032.png" xlink:type="simple" xlink:show="embed" xlink:actuate="onLoad">
            <text:p/>
          </draw:image>
        </draw:frame>
        <draw:frame draw:style-name="gr8" draw:text-style-name="P3" draw:layer="layout" svg:width="1.278cm" svg:height="0.6cm" svg:x="5cm" svg:y="3cm">
          <draw:image xlink:href="Pictures/1000020100000093000000456FA54D4D.png" xlink:type="simple" xlink:show="embed" xlink:actuate="onLoad">
            <text:p/>
          </draw:image>
        </draw:frame>
        <draw:frame draw:style-name="gr8" draw:text-style-name="P3" draw:layer="layout" svg:width="1.3cm" svg:height="0.606cm" svg:x="13.2cm" svg:y="3.294cm">
          <draw:image xlink:href="Pictures/10000201000000940000004556F10250.png" xlink:type="simple" xlink:show="embed" xlink:actuate="onLoad">
            <text:p/>
          </draw:image>
        </draw:frame>
        <draw:custom-shape draw:style-name="gr1" draw:text-style-name="P3" draw:layer="layout" svg:width="16.9cm" svg:height="1cm" svg:x="1.9cm" svg:y="12cm">
          <text:p text:style-name="P3">人が壁を押している場合，<text:span text:style-name="T1">壁は人を押し返している </text:span>と考える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9.4cm" svg:height="1cm" svg:x="9.6cm" svg:y="9.6cm">
          <text:p text:style-name="P3">　　 と　　　　は釣り合っている</text:p>
          <draw:enhanced-geometry svg:viewBox="0 0 21600 21600" draw:text-areas="800 800 20800 20800" draw:mirror-horizontal="false" draw:mirror-vertical="false" draw:type="round-rectangular-callout" draw:modifiers="-707.669396872673 21923.67632367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3" draw:layer="layout" svg:width="1.278cm" svg:height="0.6cm" svg:x="10cm" svg:y="9.8cm">
          <draw:image xlink:href="Pictures/1000020100000093000000456FA54D4D.png" xlink:type="simple" xlink:show="embed" xlink:actuate="onLoad">
            <text:p/>
          </draw:image>
        </draw:frame>
        <draw:frame draw:style-name="gr8" draw:text-style-name="P3" draw:layer="layout" svg:width="1.3cm" svg:height="0.606cm" svg:x="12cm" svg:y="9.794cm">
          <draw:image xlink:href="Pictures/10000201000000940000004556F10250.png" xlink:type="simple" xlink:show="embed" xlink:actuate="onLoad">
            <text:p/>
          </draw:image>
        </draw:frame>
        <draw:frame draw:style-name="gr8" draw:text-style-name="P3" draw:layer="layout" svg:width="5.1cm" svg:height="0.685cm" svg:x="2.2cm" svg:y="13.715cm">
          <draw:image xlink:href="Pictures/10000201000000FD000000222CFA763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23:11:35.800000000</meta:creation-date>
    <dc:date>2014-03-16T23:46:04.504000000</dc:date>
    <meta:editing-duration>PT30M24S</meta:editing-duration>
    <meta:editing-cycles>24</meta:editing-cycles>
    <meta:generator>LibreOffice/4.2.2.1$Windows_x86 LibreOffice_project/3be8cda0bddd8e430d8cda1ebfd581265cca5a0f</meta:generator>
    <meta:document-statistic meta:object-count="35"/>
  </office:meta>
</office:document-meta>
</file>